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libri" svg:font-family="Calibri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23bcd5" officeooo:paragraph-rsid="0023bcd5"/>
    </style:style>
    <style:style style:name="P2" style:family="paragraph" style:parent-style-name="Standard" style:list-style-name="L1">
      <style:text-properties fo:language="da" fo:country="DK" officeooo:rsid="0023bcd5" officeooo:paragraph-rsid="003ab716"/>
    </style:style>
    <style:style style:name="P3" style:family="paragraph" style:parent-style-name="Standard">
      <style:text-properties fo:language="da" fo:country="DK" officeooo:rsid="0023bcd5" officeooo:paragraph-rsid="003ab716"/>
    </style:style>
    <style:style style:name="P4" style:family="paragraph" style:parent-style-name="Standard" style:list-style-name="L3">
      <style:text-properties fo:language="da" fo:country="DK" officeooo:rsid="0023bcd5" officeooo:paragraph-rsid="0023bcd5"/>
    </style:style>
    <style:style style:name="P5" style:family="paragraph" style:parent-style-name="Standard" style:list-style-name="L1">
      <style:text-properties fo:language="da" fo:country="DK" officeooo:paragraph-rsid="003ab716"/>
    </style:style>
    <style:style style:name="P6" style:family="paragraph" style:parent-style-name="Standard" style:list-style-name="L2">
      <style:text-properties fo:language="da" fo:country="DK" officeooo:rsid="00240adf" officeooo:paragraph-rsid="003ab716"/>
    </style:style>
    <style:style style:name="P7" style:family="paragraph" style:parent-style-name="Standard" style:list-style-name="L4">
      <style:text-properties fo:language="da" fo:country="DK" officeooo:rsid="00240adf" officeooo:paragraph-rsid="003ab716"/>
    </style:style>
    <style:style style:name="P8" style:family="paragraph" style:parent-style-name="Standard">
      <style:text-properties fo:language="da" fo:country="DK" officeooo:rsid="00240adf" officeooo:paragraph-rsid="003ab716"/>
    </style:style>
    <style:style style:name="P9" style:family="paragraph" style:parent-style-name="Standard" style:list-style-name="L6">
      <style:text-properties fo:language="da" fo:country="DK" officeooo:rsid="00240adf" officeooo:paragraph-rsid="003ab716"/>
    </style:style>
    <style:style style:name="P10" style:family="paragraph" style:parent-style-name="Standard" style:list-style-name="L8">
      <style:text-properties fo:language="da" fo:country="DK" officeooo:rsid="00240adf" officeooo:paragraph-rsid="003ab716"/>
    </style:style>
    <style:style style:name="P11" style:family="paragraph" style:parent-style-name="Standard">
      <style:text-properties fo:language="da" fo:country="DK" officeooo:rsid="00240adf" officeooo:paragraph-rsid="00240adf"/>
    </style:style>
    <style:style style:name="P12" style:family="paragraph" style:parent-style-name="Standard" style:list-style-name="L2">
      <style:text-properties fo:language="da" fo:country="DK" officeooo:paragraph-rsid="003ab716"/>
    </style:style>
    <style:style style:name="P13" style:family="paragraph" style:parent-style-name="Standard" style:list-style-name="L5">
      <style:text-properties fo:language="da" fo:country="DK" officeooo:rsid="00248b21" officeooo:paragraph-rsid="003ab716"/>
    </style:style>
    <style:style style:name="P14" style:family="paragraph" style:parent-style-name="Standard" style:list-style-name="L7">
      <style:text-properties fo:language="da" fo:country="DK" officeooo:paragraph-rsid="003ab716"/>
    </style:style>
    <style:style style:name="P15" style:family="paragraph" style:parent-style-name="Standard" style:list-style-name="L7">
      <style:text-properties fo:language="da" fo:country="DK" officeooo:rsid="003ab716" officeooo:paragraph-rsid="003ab716"/>
    </style:style>
    <style:style style:name="P16" style:family="paragraph" style:parent-style-name="Standard" style:list-style-name="L9">
      <style:text-properties fo:language="da" fo:country="DK" officeooo:paragraph-rsid="00240adf"/>
    </style:style>
    <style:style style:name="P17" style:family="paragraph" style:parent-style-name="Standard">
      <style:text-properties fo:language="da" fo:country="DK" officeooo:rsid="003940a8" officeooo:paragraph-rsid="00240adf"/>
    </style:style>
    <style:style style:name="P18" style:family="paragraph" style:parent-style-name="Heading_20_1">
      <style:text-properties fo:language="da" fo:country="DK"/>
    </style:style>
    <style:style style:name="P19" style:family="paragraph" style:parent-style-name="Heading_20_3">
      <style:text-properties fo:language="da" fo:country="DK"/>
    </style:style>
    <style:style style:name="T1" style:family="text">
      <style:text-properties officeooo:rsid="0023bcd5"/>
    </style:style>
    <style:style style:name="T2" style:family="text">
      <style:text-properties fo:language="en" fo:country="US" officeooo:rsid="0023bcd5"/>
    </style:style>
    <style:style style:name="T3" style:family="text">
      <style:text-properties fo:language="da" fo:country="DK" officeooo:rsid="0023bcd5"/>
    </style:style>
    <style:style style:name="T4" style:family="text">
      <style:text-properties officeooo:rsid="00240adf"/>
    </style:style>
    <style:style style:name="T5" style:family="text">
      <style:text-properties officeooo:rsid="003094b4"/>
    </style:style>
    <style:style style:name="T6" style:family="text">
      <style:text-properties officeooo:rsid="00312bfe"/>
    </style:style>
    <style:style style:name="T7" style:family="text">
      <style:text-properties officeooo:rsid="003ab716"/>
    </style:style>
    <style:style style:name="T8" style:family="text">
      <style:text-properties style:font-name="Calibri" officeooo:rsid="003ab716" style:font-name-asian="Calibri" style:font-name-complex="Calibri"/>
    </style:style>
    <style:style style:name="T9" style:family="text">
      <style:text-properties officeooo:rsid="0037d2a7"/>
    </style:style>
    <style:style style:name="T10" style:family="text">
      <style:text-properties officeooo:rsid="003b8478"/>
    </style:style>
    <style:style style:name="T11" style:family="text">
      <style:text-properties officeooo:rsid="003bea2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isiko analyse</text:h>
      <text:h text:style-name="P19" text:outline-level="3"><text:span text:style-name="T8">Enviroment: E-Risici fra projektets </text:span><text:span text:style-name="T7">omgivelser</text:span></text:h>
      <text:p text:style-name="P1">E-Tech: </text:p>
      <text:list xml:id="list28468115" text:style-name="L1">
        <text:list-item>
          <text:p text:style-name="P5"><text:span text:style-name="T1">Brug af </text:span><text:span text:style-name="T11">et</text:span><text:span text:style-name="T1"> specifik</text:span><text:span text:style-name="T11">t</text:span><text:span text:style-name="T1"> kommunikations </text:span><text:span text:style-name="T11">klasse bibliotek</text:span><text:span text:style-name="T1">. Ved brugen af et nyt/ukendt </text:span><text:span text:style-name="T11">klasse bibliotek</text:span><text:span text:style-name="T1"> (msgpack), er der en forhøjet risici for at en enkelt fejl kan ligge projektet ned.</text:span></text:p>
        </text:list-item>
        <text:list-item>
          <text:p text:style-name="P2">En del af projektet skal skrives i C. Et sprog som for størstedelen af gruppen er et ukendt element.</text:p>
        </text:list-item>
        <text:list-item>
          <text:p text:style-name="P2">RFID kommunikation er et ukendt element. </text:p>
        </text:list-item>
      </text:list>
      <text:p text:style-name="P3">E-Coord:</text:p>
      <text:list xml:id="list28495830" text:style-name="L2">
        <text:list-item>
          <text:p text:style-name="P6">Intern kommunikation i gruppen skal være i orden, for at sikre fælles kode forståelse.</text:p>
        </text:list-item>
        <text:list-item>
          <text:p text:style-name="P12"><text:span text:style-name="T7">Leverandører</text:span><text:span text:style-name="T9"> skal levere til tiden.</text:span></text:p>
        </text:list-item>
      </text:list>
      <text:p text:style-name="P1">E-Cpmlx </text:p>
      <text:list xml:id="list28488600" text:style-name="L3">
        <text:list-item>
          <text:p text:style-name="P4">Stort kompleksitet i forhold til programmørernes erfaring</text:p>
        </text:list-item>
      </text:list>
      <text:h text:style-name="P19" text:outline-level="3">Agile: A-risici <text:span text:style-name="T7">fra projektets agile sider</text:span></text:h>
      <text:p text:style-name="P3">A-Scale</text:p>
      <text:list xml:id="list28476006" text:style-name="L4">
        <text:list-item>
          <text:p text:style-name="P7">Størrelsen af projektet burde have en størrelse som gør det muligt at arbejde agilt.</text:p>
        </text:list-item>
      </text:list>
      <text:p text:style-name="P8">A-YAGNI</text:p>
      <text:list xml:id="list28478640" text:style-name="L5">
        <text:list-item>
          <text:p text:style-name="P13">Designet skal have en udformning som er tilstrækkelig til at alle forstår programmet. </text:p>
          <text:list>
            <text:list-item>
              <text:p text:style-name="P13">(risiko – for simpelt des<text:span text:style-name="T10">i</text:span>gn).</text:p>
            </text:list-item>
          </text:list>
        </text:list-item>
      </text:list>
      <text:p text:style-name="P8">A-Skill</text:p>
      <text:list xml:id="list28482288" text:style-name="L6">
        <text:list-item>
          <text:p text:style-name="P9">Manglende erfaring i den agile arbejdsmetode er generel for gruppen.</text:p>
        </text:list-item>
      </text:list>
      <text:h text:style-name="P19" text:outline-level="3">Plan-driven: P-r<text:span text:style-name="T7">isici fra projektet plan-dreven sider</text:span></text:h>
      <text:p text:style-name="P8">P-Change</text:p>
      <text:list xml:id="list28472664" text:style-name="L7">
        <text:list-item>
          <text:p text:style-name="P14"><text:span text:style-name="T4">Der vil i løbet af udviklingsperioden komme løbende ændringer, i takt med at vi får nye idee</text:span><text:span text:style-name="T5">r</text:span><text:span text:style-name="T4">, som viser sig at være vigtige.</text:span></text:p>
        </text:list-item>
        <text:list-item>
          <text:p text:style-name="P15">Brug af refactoring, skal dokumenteres, dette er tidskrævende.</text:p>
        </text:list-item>
      </text:list>
      <text:p text:style-name="P8">P-Speed</text:p>
      <text:list xml:id="list28471641" text:style-name="L8">
        <text:list-item>
          <text:p text:style-name="P10">Vi har kun 4 uger – og der skal helst være virkende prototyper i løbet af udviklingen.</text:p>
        </text:list-item>
      </text:list>
      <text:p text:style-name="P11">P-Skill</text:p>
      <text:list xml:id="list28494741" text:style-name="L9">
        <text:list-item>
          <text:p text:style-name="P16"><text:span text:style-name="T4">I projektet er der en del usikkerheder. </text:span><text:span text:style-name="T6">Hertil ville</text:span><text:span text:style-name="T4"> vi drage fordel af at have specialister tilknyttet til gruppen.</text:span></text:p>
        </text:list-item>
      </text:list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libri" svg:font-family="Calibri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WW-Heading" style:family="paragraph" style:parent-style-name="Standard">
      <style:paragraph-properties fo:margin-top="0.42cm" fo:margin-bottom="0.21cm" style:contextual-spacing="false"/>
    </style:style>
    <style:style style:name="Heading1" style:family="paragraph" style:parent-style-name="Standard">
      <style:paragraph-properties fo:margin-top="0.42cm" fo:margin-bottom="0.21cm" style:contextual-spacing="false"/>
    </style:style>
    <style:style style:name="Heading2" style:family="paragraph" style:parent-style-name="Standard">
      <style:paragraph-properties fo:margin-top="0.42cm" fo:margin-bottom="0.21cm" style:contextual-spacing="false"/>
    </style:style>
    <style:style style:name="Dimension_20_Line" style:display-name="Dimension Line" style:family="paragraph" style:parent-style-name="Standard"/>
    <style:style style:name="Titeldias_7e_LT_7e_Gliederung_20_1" style:display-name="Titeldias~LT~Gliederung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Titeldias_7e_LT_7e_Gliederung_20_2" style:display-name="Titeldias~LT~Gliederung 2" style:family="paragraph" style:parent-style-name="Titeldias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Titeldias_7e_LT_7e_Gliederung_20_3" style:display-name="Titeldias~LT~Gliederung 3" style:family="paragraph" style:parent-style-name="Titeldias_7e_LT_7e_Gliederung_20_2">
      <style:paragraph-properties fo:margin-top="0cm" fo:margin-bottom="0.3cm" style:contextual-spacing="false"/>
    </style:style>
    <style:style style:name="Titeldias_7e_LT_7e_Gliederung_20_4" style:display-name="Titeldias~LT~Gliederung 4" style:family="paragraph" style:parent-style-name="Titeldias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Titeldias_7e_LT_7e_Gliederung_20_5" style:display-name="Titeldias~LT~Gliederung 5" style:family="paragraph" style:parent-style-name="Titeldias_7e_LT_7e_Gliederung_20_4">
      <style:paragraph-properties fo:margin-top="0cm" fo:margin-bottom="0.101cm" style:contextual-spacing="false"/>
    </style:style>
    <style:style style:name="Titeldias_7e_LT_7e_Gliederung_20_6" style:display-name="Titeldias~LT~Gliederung 6" style:family="paragraph" style:parent-style-name="Titeldias_7e_LT_7e_Gliederung_20_5"/>
    <style:style style:name="Titeldias_7e_LT_7e_Gliederung_20_7" style:display-name="Titeldias~LT~Gliederung 7" style:family="paragraph" style:parent-style-name="Titeldias_7e_LT_7e_Gliederung_20_6"/>
    <style:style style:name="Titeldias_7e_LT_7e_Gliederung_20_8" style:display-name="Titeldias~LT~Gliederung 8" style:family="paragraph" style:parent-style-name="Titeldias_7e_LT_7e_Gliederung_20_7"/>
    <style:style style:name="Titeldias_7e_LT_7e_Gliederung_20_9" style:display-name="Titeldias~LT~Gliederung 9" style:family="paragraph" style:parent-style-name="Titeldias_7e_LT_7e_Gliederung_20_8"/>
    <style:style style:name="Titeldias_7e_LT_7e_Titel" style:display-name="Titeldias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Titeldias_7e_LT_7e_Untertitel" style:display-name="Titeldias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eldias_7e_LT_7e_Notizen" style:display-name="Titeldias~LT~Notizen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Titeldias_7e_LT_7e_Hintergrundobjekte" style:display-name="Titeldias~LT~Hintergrundobjekte" style:family="paragraph">
      <style:paragraph-properties style:text-autospace="none"/>
      <style:text-properties style:letter-kerning="true"/>
    </style:style>
    <style:style style:name="Titeldias_7e_LT_7e_Hintergrund" style:display-name="Titeldias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Outline_20_3" style:display-name="Outline 3" style:family="paragraph" style:parent-style-name="Outline_20_2">
      <style:paragraph-properties fo:margin-top="0cm" fo:margin-bottom="0.3cm" style:contextual-spacing="false"/>
    </style:style>
    <style:style style:name="Outline_20_4" style:display-name="Outline 4" style:family="paragraph" style:parent-style-name="Outline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 style:contextual-spacing="false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el_20_og_20_indholdsobjekt_7e_LT_7e_Gliederung_20_1" style:display-name="Titel og indholdsobjekt~LT~Gliederung 1" style:family="paragraph">
      <style:paragraph-properties fo:margin-top="0cm" fo:margin-bottom="0.499cm" style:contextual-spacing="false" style:line-height-at-least="0.353cm" fo:text-align="start" style:justify-single-word="false" style:text-autospace="none"/>
      <style:text-properties fo:color="#000000" style:text-outline="false" style:text-line-through-style="none" style:font-name="Mangal" fo:font-size="28pt" fo:letter-spacing="normal" fo:font-style="normal" fo:text-shadow="none" style:text-underline-style="none" fo:font-weight="normal" style:letter-kerning="true" style:font-name-asian="Mangal" style:font-size-asian="28pt" style:font-style-asian="normal" style:font-weight-asian="normal" style:font-name-complex="Mangal" style:font-size-complex="28pt" style:font-style-complex="normal" style:font-weight-complex="normal" style:text-emphasize="none" style:text-overline-style="none" style:text-overline-color="font-color"/>
    </style:style>
    <style:style style:name="Titel_20_og_20_indholdsobjekt_7e_LT_7e_Gliederung_20_2" style:display-name="Titel og indholdsobjekt~LT~Gliederung 2" style:family="paragraph" style:parent-style-name="Titel_20_og_20_indholdsobjekt_7e_LT_7e_Gliederung_20_1">
      <style:paragraph-properties fo:margin-top="0cm" fo:margin-bottom="0.4cm" style:contextual-spacing="false"/>
      <style:text-properties fo:font-size="24pt" style:font-size-asian="24pt" style:font-size-complex="24pt"/>
    </style:style>
    <style:style style:name="Titel_20_og_20_indholdsobjekt_7e_LT_7e_Gliederung_20_3" style:display-name="Titel og indholdsobjekt~LT~Gliederung 3" style:family="paragraph" style:parent-style-name="Titel_20_og_20_indholdsobjekt_7e_LT_7e_Gliederung_20_2">
      <style:paragraph-properties fo:margin-top="0cm" fo:margin-bottom="0.3cm" style:contextual-spacing="false"/>
    </style:style>
    <style:style style:name="Titel_20_og_20_indholdsobjekt_7e_LT_7e_Gliederung_20_4" style:display-name="Titel og indholdsobjekt~LT~Gliederung 4" style:family="paragraph" style:parent-style-name="Titel_20_og_20_indholdsobjek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Titel_20_og_20_indholdsobjekt_7e_LT_7e_Gliederung_20_5" style:display-name="Titel og indholdsobjekt~LT~Gliederung 5" style:family="paragraph" style:parent-style-name="Titel_20_og_20_indholdsobjekt_7e_LT_7e_Gliederung_20_4">
      <style:paragraph-properties fo:margin-top="0cm" fo:margin-bottom="0.101cm" style:contextual-spacing="false"/>
    </style:style>
    <style:style style:name="Titel_20_og_20_indholdsobjekt_7e_LT_7e_Gliederung_20_6" style:display-name="Titel og indholdsobjekt~LT~Gliederung 6" style:family="paragraph" style:parent-style-name="Titel_20_og_20_indholdsobjekt_7e_LT_7e_Gliederung_20_5"/>
    <style:style style:name="Titel_20_og_20_indholdsobjekt_7e_LT_7e_Gliederung_20_7" style:display-name="Titel og indholdsobjekt~LT~Gliederung 7" style:family="paragraph" style:parent-style-name="Titel_20_og_20_indholdsobjekt_7e_LT_7e_Gliederung_20_6"/>
    <style:style style:name="Titel_20_og_20_indholdsobjekt_7e_LT_7e_Gliederung_20_8" style:display-name="Titel og indholdsobjekt~LT~Gliederung 8" style:family="paragraph" style:parent-style-name="Titel_20_og_20_indholdsobjekt_7e_LT_7e_Gliederung_20_7"/>
    <style:style style:name="Titel_20_og_20_indholdsobjekt_7e_LT_7e_Gliederung_20_9" style:display-name="Titel og indholdsobjekt~LT~Gliederung 9" style:family="paragraph" style:parent-style-name="Titel_20_og_20_indholdsobjekt_7e_LT_7e_Gliederung_20_8"/>
    <style:style style:name="Titel_20_og_20_indholdsobjekt_7e_LT_7e_Titel" style:display-name="Titel og indholdsobjekt~LT~Titel" style:family="paragraph">
      <style:paragraph-properties style:line-height-at-least="0.353cm" fo:text-align="start" style:justify-single-word="false" style:text-autospace="none"/>
      <style:text-properties fo:color="#000000" style:text-outline="false" style:text-line-through-style="none" style:font-name="Mangal" fo:font-size="18pt" fo:letter-spacing="normal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Titel_20_og_20_indholdsobjekt_7e_LT_7e_Untertitel" style:display-name="Titel og indholdsobjekt~LT~Untertitel" style:family="paragraph">
      <style:paragraph-properties fo:margin="100%"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itel_20_og_20_indholdsobjekt_7e_LT_7e_Notizen" style:display-name="Titel og indholdsobjekt~LT~Notizen" style:family="paragraph">
      <style:paragraph-properties fo:margin="100%" fo:margin-left="0.6cm" fo:margin-right="0cm" fo:margin-top="0cm" fo:margin-bottom="0cm" style:contextual-spacing="false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Titel_20_og_20_indholdsobjekt_7e_LT_7e_Hintergrundobjekte" style:display-name="Titel og indholdsobjekt~LT~Hintergrundobjekte" style:family="paragraph">
      <style:paragraph-properties style:text-autospace="none"/>
      <style:text-properties style:letter-kerning="true"/>
    </style:style>
    <style:style style:name="Titel_20_og_20_indholdsobjekt_7e_LT_7e_Hintergrund" style:display-name="Titel og indholdsobjekt~LT~Hintergrund" style:family="paragraph">
      <style:paragraph-properties style:text-autospace="none"/>
      <style:text-properties style:letter-kerning="tru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WW-Heading1" style:family="paragraph" style:parent-style-name="Standard">
      <style:paragraph-properties fo:margin-top="0.42cm" fo:margin-bottom="0.21cm" style:contextual-spacing="false"/>
    </style:style>
    <style:style style:name="WW-Heading12" style:family="paragraph" style:parent-style-name="Standard">
      <style:paragraph-properties fo:margin-top="0.42cm" fo:margin-bottom="0.21cm" style:contextual-spacing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5T08:59:28.986993794</meta:creation-date>
    <dc:date>2014-01-06T08:34:19.65</dc:date>
    <meta:editing-duration>PT4H11M6S</meta:editing-duration>
    <meta:editing-cycles>25</meta:editing-cycles>
    <meta:generator>LibreOffice/3.6$Windows_x86 LibreOffice_project/e29a214-2bbed72-0621de6-a97528c-8f066d</meta:generator>
    <meta:document-statistic meta:table-count="0" meta:image-count="0" meta:object-count="0" meta:page-count="1" meta:paragraph-count="27" meta:word-count="231" meta:character-count="1394" meta:non-whitespace-character-count="1200"/>
  </office:meta>
</office:document-meta>
</file>